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>
      <style:text-properties fo:font-size="12pt" style:font-size-asian="10.5pt" style:font-size-complex="12pt"/>
    </style:style>
    <style:style style:name="P12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3" style:family="paragraph" style:parent-style-name="Standard" style:list-style-name="L4">
      <style:text-properties fo:font-size="14pt" officeooo:rsid="0001f7d1" officeooo:paragraph-rsid="0006ea58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89a25" style:font-size-asian="14pt" style:font-size-complex="14pt"/>
    </style:style>
    <style:style style:name="P18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4351481153081897602" text:style-name="L1">
        <text:list-item>
          <text:p text:style-name="P9">Home (news, nuovi prodotti, offerte, informazioni varie e cool)</text:p>
        </text:list-item>
        <text:list-item>
          <text:p text:style-name="P9">Prodotti (pagina di ricerca)</text:p>
        </text:list-item>
        <text:list-item>
          <text:p text:style-name="P9">Prodotto (pagina del prodotto singolo: recensioni, descrizione prodotto)</text:p>
        </text:list-item>
        <text:list-item>
          <text:p text:style-name="P9">Contattaci (form per invio di un messaggio)</text:p>
        </text:list-item>
        <text:list-item>
          <text:p text:style-name="P9">Registrazione (creazione account)</text:p>
        </text:list-item>
        <text:list-item>
          <text:p text:style-name="P9">Login</text:p>
        </text:list-item>
        <text:list-item>
          <text:p text:style-name="P9">Pagina per l'aggiunta dei prodotti</text:p>
        </text:list-item>
        <text:list-item>
          <text:p text:style-name="P9">Prodotti realizzati su commissione (componi la tua lampada)</text:p>
        </text:list-item>
        <text:list-item>
          <text:p text:style-name="P9">Carrello</text:p>
        </text:list-item>
        <text:list-item>
          <text:p text:style-name="P9">Lis<text:span text:style-name="T1">t</text:span>a dei desideri</text:p>
        </text:list-item>
        <text:list-item>
          <text:p text:style-name="P9">Pagina gestione account utente (modifica dati personali es. Nome, Cognome etc...)</text:p>
        </text:list-item>
        <text:list-item>
          <text:p text:style-name="P9">I miei ordini</text:p>
        </text:list-item>
        <text:list-item>
          <text:p text:style-name="P9">Chi siamo (locazione negozio, numeri di telefono, e-mail)</text:p>
        </text:list-item>
        <text:list-item>
          <text:p text:style-name="P9">FAQ (spedizione, rimborsi)</text:p>
        </text:list-item>
        <text:list-item>
          <text:p text:style-name="P9">Ricerca avanzata (puo' essere implementata nella pagina di ricerca originale)</text:p>
        </text:list-item>
      </text:list>
      <text:p text:style-name="Standard"/>
      <text:p text:style-name="P3">Modalita d'accesso:</text:p>
      <text:list xml:id="list9155198845472421086" text:style-name="L2">
        <text:list-item>
          <text:p text:style-name="P10">Utente (con diverse categorie volendo es. Utente premium)</text:p>
        </text:list-item>
        <text:list-item>
          <text:p text:style-name="P10">Amministratore</text:p>
        </text:list-item>
        <text:list-item>
          <text:p text:style-name="P10">Visitatore</text:p>
        </text:list-item>
      </text:list>
      <text:p text:style-name="Standard"/>
      <text:p text:style-name="P3">Idee random:</text:p>
      <text:list xml:id="list8728858045409052537" text:style-name="L3">
        <text:list-item>
          <text:p text:style-name="P11">Carrello condiviso</text:p>
        </text:list-item>
        <text:list-item>
          <text:p text:style-name="P11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Pagine</text:p>
      <text:p text:style-name="P8"/>
      <text:list xml:id="list6617430099458896747" text:style-name="L4">
        <text:list-item>
          <text:p text:style-name="P12">Acquisto</text:p>
        </text:list-item>
        <text:list-item>
          <text:p text:style-name="P12">Annunci</text:p>
        </text:list-item>
        <text:list-item>
          <text:p text:style-name="P12">Carrello</text:p>
        </text:list-item>
        <text:list-item>
          <text:p text:style-name="P13">Contattaci <text:span text:style-name="T2">(Versione mobile pronta)</text:span></text:p>
        </text:list-item>
        <text:list-item>
          <text:p text:style-name="P12">Gestione annunci</text:p>
        </text:list-item>
        <text:list-item>
          <text:p text:style-name="P12">Gestione ordini</text:p>
        </text:list-item>
        <text:list-item>
          <text:p text:style-name="P12">Gestione prodotti</text:p>
        </text:list-item>
        <text:list-item>
          <text:p text:style-name="P12">I miei ordini</text:p>
        </text:list-item>
        <text:list-item>
          <text:p text:style-name="P12">Impostazioni account</text:p>
        </text:list-item>
        <text:list-item>
          <text:p text:style-name="P12">Index</text:p>
        </text:list-item>
        <text:list-item>
          <text:p text:style-name="P12">Indirizzi</text:p>
        </text:list-item>
        <text:list-item>
          <text:p text:style-name="P14">La nostra storia <text:span text:style-name="T2">(Versione mobile pronta)</text:span></text:p>
        </text:list-item>
        <text:list-item>
          <text:p text:style-name="P12">Lista desideri</text:p>
        </text:list-item>
        <text:list-item>
          <text:p text:style-name="P12">Login <text:span text:style-name="T2">(Versione mobile pronta)</text:span></text:p>
        </text:list-item>
        <text:list-item>
          <text:p text:style-name="P12">Prodotti</text:p>
        </text:list-item>
        <text:list-item>
          <text:p text:style-name="P12">Prodotto</text:p>
        </text:list-item>
        <text:list-item>
          <text:p text:style-name="P15">Registrazione <text:span text:style-name="T2">(Versione mobile pronta)</text:span></text:p>
        </text:list-item>
        <text:list-item>
          <text:p text:style-name="P16">Resi rimborsi <text:span text:style-name="T2">(Versione mobile pronta)</text:span></text:p>
        </text:list-item>
        <text:list-item>
          <text:p text:style-name="P17">Termini spedizione <text:span text:style-name="T2">(Versione mobile pronta)</text:span></text:p>
        </text:list-item>
        <text:list-item>
          <text:p text:style-name="P12">Togli utenti</text:p>
        </text:list-item>
        <text:list-item>
          <text:p text:style-name="P18">Mappa del sito</text:p>
        </text:list-item>
      </text:list>
      <text:p text:style-name="P4"/>
      <text:p text:style-name="P5">Media query:</text:p>
      <text:p text:style-name="P5"/>
      <text:p text:style-name="P5">@media screen and (min-width: 768px)</text:p>
      <text:p text:style-name="P5">@media screen and (min-width: 806px)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i,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19T15:26:24.647061900</dc:date>
    <meta:editing-duration>PT4H11M38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262" meta:character-count="1657" meta:non-whitespace-character-count="1491"/>
  </office:meta>
</office:document-meta>
</file>